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5000002D96EDEFB2E.jpg" manifest:media-type="image/jpeg"/>
  <manifest:file-entry manifest:full-path="Pictures/10000000000002D5000002D90E580270.jpg" manifest:media-type="image/jpeg"/>
  <manifest:file-entry manifest:full-path="Pictures/10000000000002D5000002D93749F233.jpg" manifest:media-type="image/jpeg"/>
  <manifest:file-entry manifest:full-path="Pictures/10000000000002B5000002E3F266775B.jpg" manifest:media-type="image/jpeg"/>
  <manifest:file-entry manifest:full-path="Pictures/10000000000002D5000002D4ED16CA1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181cm" svg:height="19.155cm" svg:x="0.123cm" svg:y="0.149cm">
          <draw:image xlink:href="Pictures/10000000000002D5000002D4ED16CA1F.jpg" xlink:type="simple" xlink:show="embed" xlink:actuate="onLoad">
            <text:p/>
          </draw:image>
        </draw:frame>
        <draw:frame draw:style-name="gr1" draw:text-style-name="P1" draw:layer="layout" svg:width="18.335cm" svg:height="19.552cm" svg:x="20.173cm" svg:y="0.106cm">
          <draw:image xlink:href="Pictures/10000000000002B5000002E3F266775B.jpg" xlink:type="simple" xlink:show="embed" xlink:actuate="onLoad">
            <text:p/>
          </draw:image>
        </draw:frame>
        <draw:frame draw:style-name="gr1" draw:text-style-name="P1" draw:layer="layout" svg:width="19.181cm" svg:height="19.287cm" svg:x="59.26cm" svg:y="0.071cm">
          <draw:image xlink:href="Pictures/10000000000002D5000002D93749F233.jpg" xlink:type="simple" xlink:show="embed" xlink:actuate="onLoad">
            <text:p/>
          </draw:image>
        </draw:frame>
        <draw:frame draw:style-name="gr1" draw:text-style-name="P1" draw:layer="layout" svg:width="19.181cm" svg:height="19.287cm" svg:x="39.37cm" svg:y="0.071cm">
          <draw:image xlink:href="Pictures/10000000000002D5000002D90E580270.jpg" xlink:type="simple" xlink:show="embed" xlink:actuate="onLoad">
            <text:p/>
          </draw:image>
        </draw:frame>
        <draw:frame draw:style-name="gr1" draw:text-style-name="P1" draw:layer="layout" svg:width="19.181cm" svg:height="19.287cm" svg:x="79.402cm" svg:y="0cm">
          <draw:image xlink:href="Pictures/10000000000002D5000002D96EDEFB2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78cm" fo:text-indent="0cm"/>
      <style:text-properties fo:font-size="40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33cm" fo:text-indent="0cm"/>
      <style:text-properties fo:font-size="34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88cm" fo:text-indent="0cm"/>
      <style:text-properties fo:font-size="2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43cm" fo:text-indent="0cm"/>
      <style:text-properties fo:font-size="2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43cm" fo:text-indent="0cm"/>
      <style:text-properties fo:font-size="2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43cm" fo:text-indent="0cm"/>
      <style:text-properties fo:font-size="2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43cm" fo:text-indent="0cm"/>
      <style:text-properties fo:font-size="2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43cm" fo:text-indent="0cm"/>
      <style:text-properties fo:font-size="2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3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96.52cm" fo:page-height="30.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2.934cm" svg:x="1cm" svg:y="4.453cm"/>
      <draw:page-thumbnail draw:layer="backgroundobjects" svg:width="9.294cm" svg:height="2.934cm" svg:x="1cm" svg:y="12.501cm"/>
      <draw:page-thumbnail draw:layer="backgroundobjects" svg:width="9.294cm" svg:height="2.934cm" svg:x="1cm" svg:y="20.549cm"/>
      <draw:page-thumbnail draw:layer="backgroundobjects" svg:width="9.294cm" svg:height="2.934cm" svg:x="11.295cm" svg:y="4.453cm"/>
      <draw:page-thumbnail draw:layer="backgroundobjects" svg:width="9.294cm" svg:height="2.934cm" svg:x="11.295cm" svg:y="12.501cm"/>
      <draw:page-thumbnail draw:layer="backgroundobjects" svg:width="9.294cm" svg:height="2.934cm" svg:x="11.295cm" svg:y="20.549cm"/>
    </style:handout-master>
    <style:master-page style:name="Default" style:page-layout-name="PM1" draw:style-name="Mdp1">
      <draw:frame presentation:style-name="Default-title" draw:layer="backgroundobjects" svg:width="86.864cm" svg:height="5.089cm" svg:x="4.826cm" svg:y="1.213cm" presentation:class="title" presentation:placeholder="true">
        <draw:text-box/>
      </draw:frame>
      <draw:frame presentation:style-name="Default-outline1" draw:layer="backgroundobjects" svg:width="86.864cm" svg:height="17.676cm" svg:x="4.826cm" svg:y="7.13cm" presentation:class="outline" presentation:placeholder="true">
        <draw:text-box/>
      </draw:frame>
      <draw:frame presentation:style-name="Mpr1" draw:text-style-name="MP1" draw:layer="backgroundobjects" svg:width="22.485cm" svg:height="2.101cm" svg:x="4.826cm" svg:y="27.765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30.594cm" svg:height="2.101cm" svg:x="33.005cm" svg:y="27.765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22.485cm" svg:height="2.101cm" svg:x="69.2cm" svg:y="27.765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31T17:28:28.326960557</meta:creation-date>
    <dc:date>2015-01-31T18:07:03.053113476</dc:date>
    <meta:editing-duration>PT7M41S</meta:editing-duration>
    <meta:editing-cycles>2</meta:editing-cycles>
    <meta:generator>LibreOffice/4.2.7.2$Linux_X86_64 LibreOffice_project/420m0$Build-2</meta:generator>
    <meta:document-statistic meta:object-count="28"/>
  </office:meta>
</office:document-meta>
</file>